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homa" svg:font-family="TAhoma" style:font-family-generic="swiss"/>
    <style:font-face style:name="Courier" svg:font-family="Courier" style:font-family-generic="modern" style:font-pitch="fixed"/>
    <style:font-face style:name="Adriator" svg:font-family="Adriator" style:font-pitch="variable"/>
    <style:font-face style:name="Koodak" svg:font-family="Kooda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background-color="#ffff00">
        <style:background-image/>
      </style:paragraph-properties>
      <style:text-properties officeooo:paragraph-rsid="000287ee"/>
    </style:style>
    <style:style style:name="P2" style:family="paragraph" style:parent-style-name="Standard">
      <style:paragraph-properties fo:text-align="justify" style:justify-single-word="false"/>
      <style:text-properties style:font-name="Courier" officeooo:paragraph-rsid="000287ee"/>
    </style:style>
    <style:style style:name="P3" style:family="paragraph" style:parent-style-name="Standard">
      <style:paragraph-properties fo:text-align="justify" style:justify-single-word="false"/>
      <style:text-properties fo:color="#008000" style:font-name="Courier" officeooo:paragraph-rsid="000287ee"/>
    </style:style>
    <style:style style:name="P4" style:family="paragraph" style:parent-style-name="Standard">
      <style:paragraph-properties fo:text-align="justify" style:justify-single-word="false"/>
      <style:text-properties fo:color="#0000ff" style:font-name="Courier" officeooo:paragraph-rsid="000287ee"/>
    </style:style>
    <style:style style:name="P5" style:family="paragraph" style:parent-style-name="Standard">
      <style:paragraph-properties fo:text-align="justify" style:justify-single-word="false" fo:background-color="#e6e6ff">
        <style:background-image/>
      </style:paragraph-properties>
      <style:text-properties style:font-name="Courier" officeooo:paragraph-rsid="000287ee"/>
    </style:style>
    <style:style style:name="T1" style:family="text">
      <style:text-properties officeooo:rsid="000287ee"/>
    </style:style>
    <style:style style:name="T2" style:family="text">
      <style:text-properties officeooo:rsid="000287ee" fo:background-color="#d8e9e8"/>
    </style:style>
    <style:style style:name="T3" style:family="text">
      <style:text-properties officeooo:rsid="00035683" fo:background-color="#d8e9e8"/>
    </style:style>
    <style:style style:name="T4" style:family="text">
      <style:text-properties officeooo:rsid="00035683"/>
    </style:style>
    <style:style style:name="T5" style:family="text">
      <style:text-properties officeooo:rsid="000287ee" fo:background-color="transparent"/>
    </style:style>
    <style:style style:name="T6" style:family="text">
      <style:text-properties fo:color="#ff0000" officeooo:rsid="000287ee"/>
    </style:style>
    <style:style style:name="T7" style:family="text">
      <style:text-properties fo:color="#008000" officeooo:rsid="000287ee"/>
    </style:style>
    <style:style style:name="T8" style:family="text">
      <style:text-properties fo:color="#0000ff" officeooo:rsid="000287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pan></text:p>
      <text:p text:style-name="P2"><text:span text:style-name="T2">Test 1:</text:span><text:span text:style-name="T1"> Testing for wrong argument</text:span></text:p>
      <text:p text:style-name="P2"><text:span text:style-name="T1"/></text:p>
      <text:p text:style-name="P2"><text:span text:style-name="T1">$ </text:span><text:span text:style-name="T6">./project1 wrong</text:span></text:p>
      <text:p text:style-name="P2"><text:span text:style-name="T1">Program shows information how to get the information about the possible arguments.</text:span></text:p>
      <text:p text:style-name="P2"><text:span text:style-name="T1"/></text:p>
      <text:p text:style-name="P2"><text:span text:style-name="T1">Example: </text:span></text:p>
      <text:p text:style-name="P2"><text:span text:style-name="T1">Bad operands</text:span></text:p>
      <text:p text:style-name="P2"><text:span text:style-name="T1">Try '--help' flag for more information.</text:span></text:p>
      <text:p text:style-name="P2"><text:span text:style-name="T1"/></text:p>
      <text:p text:style-name="P2"><text:span text:style-name="T1">/************************************/</text:span></text:p>
      <text:p text:style-name="P2"><text:span text:style-name="T3">T</text:span><text:span text:style-name="T2">est 2:</text:span><text:span text:style-name="T1"> Testing --help argument</text:span></text:p>
      <text:p text:style-name="P2"><text:span text:style-name="T1"/></text:p>
      <text:p text:style-name="P2"><text:span text:style-name="T1">$ </text:span><text:span text:style-name="T6">./project1 --help</text:span></text:p>
      <text:p text:style-name="P2"><text:span text:style-name="T1">Program shows a list of possible arguments.</text:span></text:p>
      <text:p text:style-name="P2"><text:span text:style-name="T1"/></text:p>
      <text:p text:style-name="P2"><text:span text:style-name="T1">Example:</text:span></text:p>
      <text:p text:style-name="P2"><text:span text:style-name="T1"/></text:p>
      <text:p text:style-name="P2"><text:span text:style-name="T1"><text:s/></text:span><text:span text:style-name="T7">-d, debug</text:span></text:p>
      <text:p text:style-name="P3"><text:span text:style-name="T1"><text:s text:c="3"/>In this mode, the name of all functions</text:span></text:p>
      <text:p text:style-name="P3"><text:span text:style-name="T1"><text:s text:c="3"/>and the passed parameters will be displayed.</text:span></text:p>
      <text:p text:style-name="P3"><text:span text:style-name="T1"/></text:p>
      <text:p text:style-name="P3"><text:span text:style-name="T1"><text:s/>-v, --version</text:span></text:p>
      <text:p text:style-name="P3"><text:span text:style-name="T1"><text:s text:c="3"/>output version information and exit</text:span></text:p>
      <text:p text:style-name="P3"><text:span text:style-name="T1"/></text:p>
      <text:p text:style-name="P3"><text:span text:style-name="T1"><text:s/>-h, --help</text:span></text:p>
      <text:p text:style-name="P3"><text:span text:style-name="T1"><text:s text:c="3"/>display this help and exit</text:span></text:p>
      <text:p text:style-name="P2"><text:span text:style-name="T1"/></text:p>
      <text:p text:style-name="P2"><text:span text:style-name="T1">/************************************/</text:span></text:p>
      <text:p text:style-name="P2"><text:span text:style-name="T3">T</text:span><text:span text:style-name="T2">est 3:</text:span><text:span text:style-name="T1"> Start the program by typing the program name with no arguments</text:span></text:p>
      <text:p text:style-name="P2"><text:span text:style-name="T1"/></text:p>
      <text:p text:style-name="P2"><text:span text:style-name="T1">$ </text:span><text:span text:style-name="T6">./project1 </text:span></text:p>
      <text:p text:style-name="P2"><text:span text:style-name="T6"/></text:p>
      <text:p text:style-name="P2"><text:span text:style-name="T1">A </text:span><text:span text:style-name="T4">menu</text:span><text:span text:style-name="T1"> list would be displayed including the number of available records based on </text:span><text:span text:style-name="T4">what</text:span><text:span text:style-name="T1"> has been imported from </text:span><text:span text:style-name="T4">the</text:span><text:span text:style-name="T1"> file. Whenever either no input file is available or the list is empty, the "The list is empty" message will be displayed.</text:span></text:p>
      <text:p text:style-name="P2"><text:span text:style-name="T1">Since we have just started to fill in the list, "The list is empty" would be displayed at the first time we start using the program.</text:span></text:p>
      <text:p text:style-name="P2"><text:span text:style-name="T1"/></text:p>
      <text:p text:style-name="P2"><text:span text:style-name="T1">/************************************/</text:span></text:p>
      <text:p text:style-name="P2"><text:span text:style-name="T3">T</text:span><text:span text:style-name="T2">est 4:</text:span><text:span text:style-name="T1"> The add option is chosen and the necessary fields are entered by user.</text:span></text:p>
      <text:p text:style-name="P2"><text:span text:style-name="T1"/></text:p>
      <text:p text:style-name="P2"><text:span text:style-name="T1">Entered values are:</text:span></text:p>
      <text:p text:style-name="P3"><text:span text:style-name="T1">Name: Ehsan Kourkchi</text:span></text:p>
      <text:p text:style-name="P3"><text:soft-page-break/><text:span text:style-name="T1">Address: 2680 Woodlawn Dr</text:span></text:p>
      <text:p text:style-name="P3"><text:span text:style-name="T1">Honolulu, HI 96822</text:span></text:p>
      <text:p text:style-name="P3"><text:span text:style-name="T1">Yearofbirth: 1980</text:span></text:p>
      <text:p text:style-name="P3"><text:span text:style-name="T1">Telno: (808) 220 6795</text:span></text:p>
      <text:p text:style-name="P2"><text:span text:style-name="T1"/></text:p>
      <text:p text:style-name="P2"><text:span text:style-name="T1">/************************************/</text:span></text:p>
      <text:p text:style-name="P2"><text:span text:style-name="T3">T</text:span><text:span text:style-name="T2">est 5:</text:span><text:span text:style-name="T1"> Program asks whether the input information is correct by displaying the information and displaying the confirmation menu.</text:span></text:p>
      <text:p text:style-name="P2"><text:span text:style-name="T1"/></text:p>
      <text:p text:style-name="P2"><text:span text:style-name="T1">/************************************/</text:span></text:p>
      <text:p text:style-name="P2"><text:span text:style-name="T3">T</text:span><text:span text:style-name="T2">est 6:</text:span><text:span text:style-name="T1"> Confirm that the entered information is correct. </text:span></text:p>
      <text:p text:style-name="P2"><text:span text:style-name="T1">The message "The record is added" would be displayed and user prompts to the main menu again.</text:span></text:p>
      <text:p text:style-name="P2"><text:span text:style-name="T1"/></text:p>
      <text:p text:style-name="P2"><text:span text:style-name="T1">/************************************/</text:span></text:p>
      <text:p text:style-name="P2"><text:span text:style-name="T3">T</text:span><text:span text:style-name="T2">est 7:</text:span><text:span text:style-name="T5"> </text:span><text:span text:style-name="T1">The option "Print all contacts" would be chosen.</text:span></text:p>
      <text:p text:style-name="P2"><text:span text:style-name="T1">The list containing the just entered field must be displayed followed by the main menu waiting for user for the next command. The displayed field must be exactly the same as what have been entered as the first field.</text:span></text:p>
      <text:p text:style-name="P2"><text:span text:style-name="T1"/></text:p>
      <text:p text:style-name="P2"><text:span text:style-name="T1">/************************************/</text:span></text:p>
      <text:p text:style-name="P2"><text:span text:style-name="T3">T</text:span><text:span text:style-name="T2">est 8:</text:span><text:span text:style-name="T1"> The option "print a contact" would be chosen. Here, user is asked to enter the name of the contact to be displayed. </text:span></text:p>
      <text:p text:style-name="P2"><text:span text:style-name="T1"/></text:p>
      <text:p text:style-name="P2"><text:span text:style-name="T1">Enter "Peter" as the name which does not exist in the list. Program warns the user that "the contact is not available in the list" and after that shows the main menu asking for another command.</text:span></text:p>
      <text:p text:style-name="P2"><text:span text:style-name="T1"/></text:p>
      <text:p text:style-name="P2"><text:span text:style-name="T1">/************************************/</text:span></text:p>
      <text:p text:style-name="P2"><text:span text:style-name="T3">T</text:span><text:span text:style-name="T2">est 9:</text:span><text:span text:style-name="T1"> The option "print a contact" would be chosen again.</text:span></text:p>
      <text:p text:style-name="P2"><text:span text:style-name="T1"/></text:p>
      <text:p text:style-name="P2"><text:span text:style-name="T1">Enter "Ehsan Kourkchi" which is the same as the first contact that already added into the list as its first field.</text:span></text:p>
      <text:p text:style-name="P2"><text:span text:style-name="T1"/></text:p>
      <text:p text:style-name="P2"><text:span text:style-name="T1">Program searches through the list, finds the field and displays the information as</text:span></text:p>
      <text:p text:style-name="P2"><text:span text:style-name="T1"/></text:p>
      <text:p text:style-name="P3"><text:span text:style-name="T1">Name: Ehsan Kourkchi</text:span></text:p>
      <text:p text:style-name="P3"><text:span text:style-name="T1">Address: 2680 Woodlawn Dr</text:span></text:p>
      <text:p text:style-name="P3"><text:span text:style-name="T1">Honolulu, HI 96822</text:span></text:p>
      <text:p text:style-name="P3"><text:span text:style-name="T1">Yearofbirth: 1980</text:span></text:p>
      <text:p text:style-name="P3"><text:span text:style-name="T1">Telno: (808) 220 6795</text:span></text:p>
      <text:p text:style-name="P2"><text:span text:style-name="T1"/></text:p>
      <text:p text:style-name="P2"><text:span text:style-name="T1">After that program displays the main menu and waiting for user to enter another command.</text:span></text:p>
      <text:p text:style-name="P2"><text:span text:style-name="T1"/></text:p>
      <text:p text:style-name="P2"><text:span text:style-name="T1">/************************************/</text:span></text:p>
      <text:p text:style-name="P2"><text:soft-page-break/><text:span text:style-name="T3">T</text:span><text:span text:style-name="T2">est 10:</text:span><text:span text:style-name="T1"> The "modifying a contact" would be chosen in this step.</text:span></text:p>
      <text:p text:style-name="P2"><text:span text:style-name="T1"/></text:p>
      <text:p text:style-name="P2"><text:span text:style-name="T1">Program asks user to enter the contact name for which the data would be modified. Enter "John" as a contact which is not available but user wants to modify it.</text:span></text:p>
      <text:p text:style-name="P2"><text:span text:style-name="T1"/></text:p>
      <text:p text:style-name="P2"><text:span text:style-name="T1">Program show a warning message for user indicating the "There is no contact with no such name in this list". Then program displays the main menu and asks user for the next operation.</text:span></text:p>
      <text:p text:style-name="P2"><text:span text:style-name="T1"/></text:p>
      <text:p text:style-name="P2"><text:span text:style-name="T1">/************************************/</text:span></text:p>
      <text:p text:style-name="P2"><text:span text:style-name="T3">T</text:span><text:span text:style-name="T2">est 11:</text:span><text:span text:style-name="T1"> The "modifying a contact" would be chosen again.</text:span></text:p>
      <text:p text:style-name="P2"><text:span text:style-name="T1"/></text:p>
      <text:p text:style-name="P2"><text:span text:style-name="T1">This time "Ehsan Kourkchi" would be entered as the field name user wants to modify.</text:span></text:p>
      <text:p text:style-name="P2"><text:span text:style-name="T1"/></text:p>
      <text:p text:style-name="P2"><text:span text:style-name="T1">Program asks user to enter all new fields. This new information will be entered.</text:span></text:p>
      <text:p text:style-name="P2"><text:span text:style-name="T1"/></text:p>
      <text:p text:style-name="P3"><text:span text:style-name="T1">Name: John Ninja</text:span></text:p>
      <text:p text:style-name="P3"><text:span text:style-name="T1">Address: 1295 Woodlawn Dr</text:span></text:p>
      <text:p text:style-name="P3"><text:span text:style-name="T1">Hilo, HI 96822</text:span></text:p>
      <text:p text:style-name="P3"><text:span text:style-name="T1">Yearofbirth: 1980</text:span></text:p>
      <text:p text:style-name="P3"><text:span text:style-name="T1">Telno: (808) 630 3685</text:span></text:p>
      <text:p text:style-name="P2"><text:span text:style-name="T1"/></text:p>
      <text:p text:style-name="P2"><text:span text:style-name="T1"/></text:p>
      <text:p text:style-name="P2"><text:span text:style-name="T1">Once user is done with the entered information, the </text:span></text:p>
      <text:p text:style-name="P2"><text:span text:style-name="T1">"Contact details was modified" message would be displayed.</text:span></text:p>
      <text:p text:style-name="P2"><text:span text:style-name="T1"/></text:p>
      <text:p text:style-name="P2"><text:span text:style-name="T1">Main menu will be displayed waiting for user for next operation.</text:span></text:p>
      <text:p text:style-name="P2"><text:span text:style-name="T1"/></text:p>
      <text:p text:style-name="P2"><text:span text:style-name="T1">/************************************/</text:span></text:p>
      <text:p text:style-name="P2"><text:span text:style-name="T3">T</text:span><text:span text:style-name="T2">est 12:</text:span><text:span text:style-name="T1"> The option "Print all contacts" would be chosen to make sure that the record is actual</text:span></text:p>
      <text:p text:style-name="P2"><text:span text:style-name="T1">modified. </text:span></text:p>
      <text:p text:style-name="P2"><text:span text:style-name="T1"/></text:p>
      <text:p text:style-name="P2"><text:span text:style-name="T1">The displayed modified field must be:</text:span></text:p>
      <text:p text:style-name="P3"><text:span text:style-name="T1">Name: John Ninja</text:span></text:p>
      <text:p text:style-name="P3"><text:span text:style-name="T1">Address: 1295 Woodlawn Dr</text:span></text:p>
      <text:p text:style-name="P3"><text:span text:style-name="T1">Hilo, HI 96822</text:span></text:p>
      <text:p text:style-name="P3"><text:span text:style-name="T1">Yearofbirth: 1980</text:span></text:p>
      <text:p text:style-name="P3"><text:span text:style-name="T1">Telno: (808) 630 3685</text:span></text:p>
      <text:p text:style-name="P2"><text:span text:style-name="T1"/></text:p>
      <text:p text:style-name="P2"><text:span text:style-name="T1">Main menu will be displayed waiting for user for next operation.</text:span></text:p>
      <text:p text:style-name="P2"><text:span text:style-name="T1"/></text:p>
      <text:p text:style-name="P2"><text:span text:style-name="T1">/************************************/</text:span></text:p>
      <text:p text:style-name="P2"><text:span text:style-name="T3">T</text:span><text:span text:style-name="T2">est 13:</text:span><text:span text:style-name="T1"> "Remove a contact" option will be chosen in this step.</text:span></text:p>
      <text:p text:style-name="P2"><text:span text:style-name="T1"/></text:p>
      <text:p text:style-name="P2"><text:soft-page-break/><text:span text:style-name="T1">The name "Evan" will be entered as the a non-existing wrong name. </text:span></text:p>
      <text:p text:style-name="P2"><text:span text:style-name="T1"/></text:p>
      <text:p text:style-name="P2"><text:span text:style-name="T1">Program return an warning telling user that "There is no record with such name."</text:span></text:p>
      <text:p text:style-name="P2"><text:span text:style-name="T1"/></text:p>
      <text:p text:style-name="P2"><text:span text:style-name="T1">The main menu would be displayed waiting for user to enter a new command.</text:span></text:p>
      <text:p text:style-name="P2"><text:span text:style-name="T1"/></text:p>
      <text:p text:style-name="P2"><text:span text:style-name="T1">/************************************/</text:span></text:p>
      <text:p text:style-name="P2"><text:span text:style-name="T3">T</text:span><text:span text:style-name="T2">est 14:</text:span><text:span text:style-name="T1"> "Remove a contact" option will be chosen again in this step.</text:span></text:p>
      <text:p text:style-name="P2"><text:span text:style-name="T1"/></text:p>
      <text:p text:style-name="P2"><text:span text:style-name="T1">The name "John Ninja" will be entered as the name of the field which exists now.</text:span></text:p>
      <text:p text:style-name="P2"><text:span text:style-name="T1"/></text:p>
      <text:p text:style-name="P2"><text:span text:style-name="T1">Program will find the recently modified field and asks the user confirmation if he/she is</text:span></text:p>
      <text:p text:style-name="P2"><text:span text:style-name="T1">really willing to remove the file.</text:span></text:p>
      <text:p text:style-name="P2"><text:span text:style-name="T1"/></text:p>
      <text:p text:style-name="P2"><text:span text:style-name="T1">/************************************/</text:span></text:p>
      <text:p text:style-name="P2"><text:span text:style-name="T3">T</text:span><text:span text:style-name="T2">est 15:</text:span><text:span text:style-name="T1"> The "no" option would be chosen. No action would be done. The message "No record was</text:span></text:p>
      <text:p text:style-name="P2"><text:span text:style-name="T1">removed." will be displayed followed by the main menu waiting for the suer command.</text:span></text:p>
      <text:p text:style-name="P2"><text:span text:style-name="T1"/></text:p>
      <text:p text:style-name="P2"><text:span text:style-name="T1">/************************************/</text:span></text:p>
      <text:p text:style-name="P2"><text:span text:style-name="T3">T</text:span><text:span text:style-name="T2">est 16:</text:span><text:span text:style-name="T1"> "test 14" will be repeated followed by a "yes" answer to confirm the removing process. The record would be removed followed by this message for the user "The desired record was deleted."</text:span></text:p>
      <text:p text:style-name="P2"><text:span text:style-name="T1"/></text:p>
      <text:p text:style-name="P2"><text:span text:style-name="T1">The main menu would be displayed afterward.</text:span></text:p>
      <text:p text:style-name="P2"><text:span text:style-name="T1"/></text:p>
      <text:p text:style-name="P2"><text:span text:style-name="T1">/************************************/</text:span></text:p>
      <text:p text:style-name="P2"><text:span text:style-name="T3">T</text:span><text:span text:style-name="T2">est 17:</text:span><text:span text:style-name="T1"> The option "Print all contacts" is chosen here to see whether the single record in the</text:span></text:p>
      <text:p text:style-name="P2"><text:span text:style-name="T1">database has been really removed.</text:span></text:p>
      <text:p text:style-name="P2"><text:span text:style-name="T1"/></text:p>
      <text:p text:style-name="P2"><text:span text:style-name="T1">The message "The list is empty" must be displayed followed by the main menu.</text:span></text:p>
      <text:p text:style-name="P2"><text:span text:style-name="T1"/></text:p>
      <text:p text:style-name="P2"><text:span text:style-name="T1"/></text:p>
      <text:p text:style-name="P2"><text:span text:style-name="T1">/************************************/</text:span></text:p>
      <text:p text:style-name="P2"><text:span text:style-name="T3">T</text:span><text:span text:style-name="T2">est 18:</text:span><text:span text:style-name="T1"> The add option is chosen and the necessary fields are entered by user. In this step five few records will be added. Each time any record is added, the option "Print all contacts" will be used to confirm that the record is actually added to the list.</text:span></text:p>
      <text:p text:style-name="P2"><text:span text:style-name="T1"/></text:p>
      <text:p text:style-name="P2"><text:span text:style-name="T1">The following sample records are used at this step.</text:span></text:p>
      <text:p text:style-name="P2"><text:span text:style-name="T1"/></text:p>
      <text:p text:style-name="P3"><text:soft-page-break/><text:span text:style-name="T1">--------------------------</text:span></text:p>
      <text:p text:style-name="P3"><text:span text:style-name="T1">Name: Ehsan Kourkchi</text:span></text:p>
      <text:p text:style-name="P3"><text:span text:style-name="T1">Address: 2680 Woodlawn Dr</text:span></text:p>
      <text:p text:style-name="P3"><text:span text:style-name="T1">Honolulu, HI 96822</text:span></text:p>
      <text:p text:style-name="P3"><text:span text:style-name="T1">Yearofbirth: 1980</text:span></text:p>
      <text:p text:style-name="P3"><text:span text:style-name="T1">Telno: (808) 220 6795</text:span></text:p>
      <text:p text:style-name="P3"><text:span text:style-name="T1">--------------------------</text:span></text:p>
      <text:p text:style-name="P3"><text:span text:style-name="T1">--------------------------</text:span></text:p>
      <text:p text:style-name="P3"><text:span text:style-name="T1">Name: Sean Bolton</text:span></text:p>
      <text:p text:style-name="P3"><text:span text:style-name="T1">Address: 1285 Aloha St.</text:span></text:p>
      <text:p text:style-name="P3"><text:span text:style-name="T1">Hilo,</text:span></text:p>
      <text:p text:style-name="P3"><text:span text:style-name="T1">Hawaii HI 18962</text:span></text:p>
      <text:p text:style-name="P3"><text:span text:style-name="T1">Yearofbirth: 1984</text:span></text:p>
      <text:p text:style-name="P3"><text:span text:style-name="T1">Telno: (808) 152 3684</text:span></text:p>
      <text:p text:style-name="P3"><text:span text:style-name="T1">--------------------------</text:span></text:p>
      <text:p text:style-name="P3"><text:span text:style-name="T1">--------------------------</text:span></text:p>
      <text:p text:style-name="P3"><text:span text:style-name="T1">Name: Ehsan Kourkchi</text:span></text:p>
      <text:p text:style-name="P3"><text:span text:style-name="T1">Address: 26, Reza Dousti Alley,</text:span></text:p>
      <text:p text:style-name="P3"><text:span text:style-name="T1">Vahidiyeh St., Nezam Abad</text:span></text:p>
      <text:p text:style-name="P3"><text:span text:style-name="T1">Tehran, Iran</text:span></text:p>
      <text:p text:style-name="P3"><text:span text:style-name="T1">16436-73611</text:span></text:p>
      <text:p text:style-name="P3"><text:span text:style-name="T1">Yearofbirth: 1979</text:span></text:p>
      <text:p text:style-name="P3"><text:span text:style-name="T1">Telno: (307) 416 6375</text:span></text:p>
      <text:p text:style-name="P3"><text:span text:style-name="T1">--------------------------</text:span></text:p>
      <text:p text:style-name="P3"><text:span text:style-name="T1">--------------------------</text:span></text:p>
      <text:p text:style-name="P3"><text:span text:style-name="T1">Name: Sarah McLauren</text:span></text:p>
      <text:p text:style-name="P3"><text:span text:style-name="T1">Address: 6381, Grand Canyon Ave.,</text:span></text:p>
      <text:p text:style-name="P3"><text:span text:style-name="T1">Washaki Center,</text:span></text:p>
      <text:p text:style-name="P3"><text:span text:style-name="T1">Laramie, WY 16395 </text:span></text:p>
      <text:p text:style-name="P3"><text:span text:style-name="T1">Yearofbirth: 1981</text:span></text:p>
      <text:p text:style-name="P3"><text:span text:style-name="T1">Telno: (532) 123 8563</text:span></text:p>
      <text:p text:style-name="P3"><text:span text:style-name="T1">--------------------------</text:span></text:p>
      <text:p text:style-name="P3"><text:span text:style-name="T1">--------------------------</text:span></text:p>
      <text:p text:style-name="P3"><text:span text:style-name="T1">Name: Francoise Holande</text:span></text:p>
      <text:p text:style-name="P3"><text:span text:style-name="T4">Address</text:span><text:span text:style-name="T1">: 1365, Sean Loran St.,</text:span></text:p>
      <text:p text:style-name="P3"><text:span text:style-name="T1">Molin Rouge, </text:span></text:p>
      <text:p text:style-name="P3"><text:span text:style-name="T1">Paris, France</text:span></text:p>
      <text:p text:style-name="P3"><text:span text:style-name="T1">1985634</text:span></text:p>
      <text:p text:style-name="P3"><text:span text:style-name="T1">Yearofbirth: 2002</text:span></text:p>
      <text:p text:style-name="P3"><text:span text:style-name="T1">Telno: +91 326 785362 365</text:span></text:p>
      <text:p text:style-name="P3"><text:span text:style-name="T1">--------------------------</text:span></text:p>
      <text:p text:style-name="P2"><text:span text:style-name="T1"/></text:p>
      <text:p text:style-name="P2"><text:span text:style-name="T1">The first and the second records have the same name field (i.e. "Ehsan Kourkchi"), in order to test "find" and "delete"</text:span></text:p>
      <text:p text:style-name="P2"><text:span text:style-name="T1">functions.</text:span></text:p>
      <text:p text:style-name="P2"><text:span text:style-name="T1"/></text:p>
      <text:p text:style-name="P2"><text:span text:style-name="T1">/************************************/</text:span></text:p>
      <text:p text:style-name="P2"><text:span text:style-name="T3">T</text:span><text:span text:style-name="T2">est 19:</text:span><text:span text:style-name="T1"> Testing if the program can find multiple records with the </text:span><text:soft-page-break/><text:span text:style-name="T1">same name field.</text:span></text:p>
      <text:p text:style-name="P2"><text:span text:style-name="T1">The option "Print a contact" will be chosen in this step.</text:span></text:p>
      <text:p text:style-name="P2"><text:span text:style-name="T1"/></text:p>
      <text:p text:style-name="P2"><text:span text:style-name="T1">Program asks user to enter the contact name that will be displayed.</text:span></text:p>
      <text:p text:style-name="P2"><text:span text:style-name="T1">Enter "Ehsan Kourkchi" as the record name that would be displayed.</text:span></text:p>
      <text:p text:style-name="P2"><text:span text:style-name="T1"/></text:p>
      <text:p text:style-name="P2"><text:span text:style-name="T1">Program finds two following records and display them.</text:span></text:p>
      <text:p text:style-name="P2"><text:span text:style-name="T1"/></text:p>
      <text:p text:style-name="P3"><text:span text:style-name="T1">--------------------------</text:span></text:p>
      <text:p text:style-name="P3"><text:span text:style-name="T1">Name: Ehsan Kourkchi</text:span></text:p>
      <text:p text:style-name="P3"><text:span text:style-name="T1">Address: 2680 Woodlawn Dr</text:span></text:p>
      <text:p text:style-name="P3"><text:span text:style-name="T1">Honolulu, HI 96822</text:span></text:p>
      <text:p text:style-name="P3"><text:span text:style-name="T1">Yearofbirth: 1980</text:span></text:p>
      <text:p text:style-name="P3"><text:span text:style-name="T1">Telno: (808) 220 6795</text:span></text:p>
      <text:p text:style-name="P3"><text:span text:style-name="T1">--------------------------</text:span></text:p>
      <text:p text:style-name="P3"><text:span text:style-name="T1">--------------------------</text:span></text:p>
      <text:p text:style-name="P3"><text:span text:style-name="T1">Name: Ehsan Kourkchi</text:span></text:p>
      <text:p text:style-name="P3"><text:span text:style-name="T1">Address: 26, Reza Dousti Alley,</text:span></text:p>
      <text:p text:style-name="P3"><text:span text:style-name="T1">Vahidiyeh St., Nezam Abad</text:span></text:p>
      <text:p text:style-name="P3"><text:span text:style-name="T1">Tehran, Iran</text:span></text:p>
      <text:p text:style-name="P3"><text:span text:style-name="T1">16436-73611</text:span></text:p>
      <text:p text:style-name="P3"><text:span text:style-name="T1">Yearofbirth: 1979</text:span></text:p>
      <text:p text:style-name="P3"><text:span text:style-name="T1">Telno: (307) 416 6375</text:span></text:p>
      <text:p text:style-name="P3"><text:span text:style-name="T1">--------------------------</text:span></text:p>
      <text:p text:style-name="P2"><text:span text:style-name="T1"/></text:p>
      <text:p text:style-name="P2"><text:span text:style-name="T1">The main menu would be displayed asking the user to enter the command.</text:span></text:p>
      <text:p text:style-name="P2"><text:span text:style-name="T1"/></text:p>
      <text:p text:style-name="P2"><text:span text:style-name="T1">/************************************/</text:span></text:p>
      <text:p text:style-name="P2"><text:span text:style-name="T3">T</text:span><text:span text:style-name="T2">est 20:</text:span><text:span text:style-name="T1"> Testing if program is capable to remove the same records with the same name field.</text:span></text:p>
      <text:p text:style-name="P2"><text:span text:style-name="T1"/></text:p>
      <text:p text:style-name="P2"><text:span text:style-name="T1">The option "Remove a contact" will be chosen in this step.</text:span></text:p>
      <text:p text:style-name="P2"><text:span text:style-name="T1"/></text:p>
      <text:p text:style-name="P2"><text:span text:style-name="T1">Program asks user to enter the contact name that will be removed.</text:span></text:p>
      <text:p text:style-name="P2"><text:span text:style-name="T1">Enter "Ehsan Kourkchi" as the record name that would be removed.</text:span></text:p>
      <text:p text:style-name="P2"><text:span text:style-name="T1"/></text:p>
      <text:p text:style-name="P2"><text:span text:style-name="T1">Two records with field "Ehsan Kourkchi" would be displayed asking the user to confirm whether</text:span></text:p>
      <text:p text:style-name="P2"><text:span text:style-name="T1">or not to remove the records.</text:span></text:p>
      <text:p text:style-name="P2"><text:span text:style-name="T1"/></text:p>
      <text:p text:style-name="P2"><text:span text:style-name="T2">A:</text:span><text:span text:style-name="T1"> choose "no" and not confirm the removing. The program must show the main menu.</text:span></text:p>
      <text:p text:style-name="P2"><text:span text:style-name="T2">B:</text:span><text:span text:style-name="T1"> Repeat the "test 20" again exactly with the same input and choose "yes" to confirm the removing</text:span></text:p>
      <text:p text:style-name="P2"><text:span text:style-name="T1">process.</text:span></text:p>
      <text:p text:style-name="P2"><text:span text:style-name="T1"/></text:p>
      <text:p text:style-name="P2"><text:span text:style-name="T1">The program must remove these two records and inform the user "2 </text:span><text:soft-page-break/><text:span text:style-name="T1">records was removed". If more than two records were the same, the exact number of the removed records must be displayed.</text:span></text:p>
      <text:p text:style-name="P2"><text:span text:style-name="T1"/></text:p>
      <text:p text:style-name="P2"><text:span text:style-name="T1">Main menu is displayed waiting for the <text:s/>user.</text:span></text:p>
      <text:p text:style-name="P2"><text:span text:style-name="T1"/></text:p>
      <text:p text:style-name="P2"><text:span text:style-name="T1">/************************************/</text:span></text:p>
      <text:p text:style-name="P2"><text:span text:style-name="T3">T</text:span><text:span text:style-name="T2">est 21:</text:span><text:span text:style-name="T1"> Testing if the removed records are actually removed.</text:span></text:p>
      <text:p text:style-name="P2"><text:span text:style-name="T1"/></text:p>
      <text:p text:style-name="P2"><text:span text:style-name="T1">Choose the option "Print all contacts" to see the results.</text:span></text:p>
      <text:p text:style-name="P2"><text:span text:style-name="T1">The following records must be displayed:</text:span></text:p>
      <text:p text:style-name="P2"><text:span text:style-name="T1"/></text:p>
      <text:p text:style-name="P3"><text:span text:style-name="T1">--------------------------</text:span></text:p>
      <text:p text:style-name="P3"><text:span text:style-name="T1">Name: Sean Bolton</text:span></text:p>
      <text:p text:style-name="P3"><text:span text:style-name="T1">Address: 1285 Aloha St.</text:span></text:p>
      <text:p text:style-name="P3"><text:span text:style-name="T1">Hilo,</text:span></text:p>
      <text:p text:style-name="P3"><text:span text:style-name="T1">Hawaii HI 18962</text:span></text:p>
      <text:p text:style-name="P3"><text:span text:style-name="T1">Yearofbirth: 1984</text:span></text:p>
      <text:p text:style-name="P3"><text:span text:style-name="T1">Telno: (808) 152 3684</text:span></text:p>
      <text:p text:style-name="P3"><text:span text:style-name="T1">--------------------------</text:span></text:p>
      <text:p text:style-name="P3"><text:span text:style-name="T1">--------------------------</text:span></text:p>
      <text:p text:style-name="P3"><text:span text:style-name="T1">Name: Sarah McLauren</text:span></text:p>
      <text:p text:style-name="P3"><text:span text:style-name="T1">Address: 6381, Grand Canyon Ave.,</text:span></text:p>
      <text:p text:style-name="P3"><text:span text:style-name="T1">Washaki Center,</text:span></text:p>
      <text:p text:style-name="P3"><text:span text:style-name="T1">Laramie, WY 16395 </text:span></text:p>
      <text:p text:style-name="P3"><text:span text:style-name="T1">Yearofbirth: 1981</text:span></text:p>
      <text:p text:style-name="P3"><text:span text:style-name="T1">Telno: (532) 123 8563</text:span></text:p>
      <text:p text:style-name="P3"><text:span text:style-name="T1">--------------------------</text:span></text:p>
      <text:p text:style-name="P3"><text:span text:style-name="T1">--------------------------</text:span></text:p>
      <text:p text:style-name="P3"><text:span text:style-name="T1">Name: Francoise Holande</text:span></text:p>
      <text:p text:style-name="P3"><text:span text:style-name="T1">Address: 1365, Sean Loran St.,</text:span></text:p>
      <text:p text:style-name="P3"><text:span text:style-name="T1">Molin Rouge, </text:span></text:p>
      <text:p text:style-name="P3"><text:span text:style-name="T1">Paris, France</text:span></text:p>
      <text:p text:style-name="P3"><text:span text:style-name="T1">1985634</text:span></text:p>
      <text:p text:style-name="P3"><text:span text:style-name="T1">Yearofbirth: 2002</text:span></text:p>
      <text:p text:style-name="P3"><text:span text:style-name="T1">Telno: +91 326 785362 365</text:span></text:p>
      <text:p text:style-name="P3"><text:span text:style-name="T1">--------------------------</text:span></text:p>
      <text:p text:style-name="P2"><text:span text:style-name="T1"/></text:p>
      <text:p text:style-name="P2"><text:span text:style-name="T1">The main menu of the program would be displayed.</text:span></text:p>
      <text:p text:style-name="P2"><text:span text:style-name="T1"/></text:p>
      <text:p text:style-name="P2"><text:span text:style-name="T1">/************************************/</text:span></text:p>
      <text:p text:style-name="P2"><text:span text:style-name="T3">T</text:span><text:span text:style-name="T2">est 22:</text:span><text:span text:style-name="T1"> Testing the reading and writing to a file. </text:span></text:p>
      <text:p text:style-name="P2"><text:span text:style-name="T1"/></text:p>
      <text:p text:style-name="P2"><text:span text:style-name="T1">Choose "Quit" option. The program must be ended with the following a message for user indicating</text:span></text:p>
      <text:p text:style-name="P2"><text:span text:style-name="T1">that the database has been saved.</text:span></text:p>
      <text:p text:style-name="P2"><text:span text:style-name="T1"/></text:p>
      <text:p text:style-name="P2"><text:span text:style-name="T1">/************************************/</text:span></text:p>
      <text:p text:style-name="P2"><text:span text:style-name="T3">T</text:span><text:span text:style-name="T2">est 23:</text:span><text:span text:style-name="T1"> Reopenning the program by typing:</text:span></text:p>
      <text:p text:style-name="P2"><text:soft-page-break/><text:span text:style-name="T1"/></text:p>
      <text:p text:style-name="P2"><text:span text:style-name="T1">$ </text:span><text:span text:style-name="T6">./project1</text:span></text:p>
      <text:p text:style-name="P2"><text:span text:style-name="T1"/></text:p>
      <text:p text:style-name="P2"><text:span text:style-name="T1">The program must be restarted and inform the user that there are "3" records available in the database.</text:span></text:p>
      <text:p text:style-name="P2"><text:span text:style-name="T1"/></text:p>
      <text:p text:style-name="P2"><text:span text:style-name="T1">/************************************/</text:span></text:p>
      <text:p text:style-name="P2"><text:span text:style-name="T3">T</text:span><text:span text:style-name="T2">est 24:</text:span><text:span text:style-name="T1"> Testing whether all records are loaded by choosing "Print all contacts". The same records</text:span></text:p>
      <text:p text:style-name="P2"><text:span text:style-name="T1">as what you got in "test 21" must be displayed.</text:span></text:p>
      <text:p text:style-name="P2"><text:span text:style-name="T1"/></text:p>
      <text:p text:style-name="P2"><text:span text:style-name="T1">The main menu must be displayed at the end waiting for user to enter new command.</text:span></text:p>
      <text:p text:style-name="P2"><text:span text:style-name="T1"/></text:p>
      <text:p text:style-name="P2"><text:span text:style-name="T1">/************************************/</text:span></text:p>
      <text:p text:style-name="P2"><text:span text:style-name="T3">T</text:span><text:span text:style-name="T2">est 25:</text:span><text:span text:style-name="T1"> Removing a single record from a list with more than one record.</text:span></text:p>
      <text:p text:style-name="P2"><text:span text:style-name="T1"/></text:p>
      <text:p text:style-name="P2"><text:span text:style-name="T1">Choose "Remove a contact" and enter "Sarah McLauren" as the name of the record that must be removed.</text:span></text:p>
      <text:p text:style-name="P2"><text:span text:style-name="T1"/></text:p>
      <text:p text:style-name="P2"><text:span text:style-name="T1">The following record must be displayed asking the user to confirm the removing.</text:span></text:p>
      <text:p text:style-name="P2"><text:span text:style-name="T1"/></text:p>
      <text:p text:style-name="P3"><text:span text:style-name="T1">--------------------------</text:span></text:p>
      <text:p text:style-name="P3"><text:span text:style-name="T1">Name: Sarah McLauren</text:span></text:p>
      <text:p text:style-name="P3"><text:span text:style-name="T1">Address: 6381, Grand Canyon Ave.,</text:span></text:p>
      <text:p text:style-name="P3"><text:span text:style-name="T1">Washaki Center,</text:span></text:p>
      <text:p text:style-name="P3"><text:span text:style-name="T1">Laramie, WY 16395 </text:span></text:p>
      <text:p text:style-name="P3"><text:span text:style-name="T1">Yearofbirth: 1981</text:span></text:p>
      <text:p text:style-name="P3"><text:span text:style-name="T1">Telno: (532) 123 8563</text:span></text:p>
      <text:p text:style-name="P3"><text:span text:style-name="T1">--------------------------</text:span></text:p>
      <text:p text:style-name="P2"><text:span text:style-name="T1"/></text:p>
      <text:p text:style-name="P2"><text:span text:style-name="T1">Confirm to remove the chosen record. Program will inform the user that "the record was successfully removed."</text:span></text:p>
      <text:p text:style-name="P2"><text:span text:style-name="T1">and displays the main menu afterward.</text:span></text:p>
      <text:p text:style-name="P2"><text:span text:style-name="T1"/></text:p>
      <text:p text:style-name="P2"><text:span text:style-name="T1">/************************************/</text:span></text:p>
      <text:p text:style-name="P2"><text:span text:style-name="T1"/></text:p>
      <text:p text:style-name="P2"><text:span text:style-name="T3">T</text:span><text:span text:style-name="T2">est 26:</text:span><text:span text:style-name="T1"> Choose "Print all records" to see whether the selected record has been removed.</text:span></text:p>
      <text:p text:style-name="P2"><text:span text:style-name="T1">The following records must be displayed:</text:span></text:p>
      <text:p text:style-name="P2"><text:span text:style-name="T1"/></text:p>
      <text:p text:style-name="P3"><text:span text:style-name="T1">--------------------------</text:span></text:p>
      <text:p text:style-name="P3"><text:span text:style-name="T1">Name: Sean Bolton</text:span></text:p>
      <text:p text:style-name="P3"><text:span text:style-name="T1">Address: 1285 Aloha St.</text:span></text:p>
      <text:p text:style-name="P3"><text:span text:style-name="T1">Hilo,</text:span></text:p>
      <text:p text:style-name="P3"><text:span text:style-name="T1">Hawaii HI 18962</text:span></text:p>
      <text:p text:style-name="P3"><text:soft-page-break/><text:span text:style-name="T1">Yearofbirth: 1984</text:span></text:p>
      <text:p text:style-name="P3"><text:span text:style-name="T1">Telno: (808) 152 3684</text:span></text:p>
      <text:p text:style-name="P3"><text:span text:style-name="T1">--------------------------</text:span></text:p>
      <text:p text:style-name="P3"><text:span text:style-name="T1">--------------------------</text:span></text:p>
      <text:p text:style-name="P3"><text:span text:style-name="T1">Name: Francoise Holande</text:span></text:p>
      <text:p text:style-name="P3"><text:span text:style-name="T1">Address: 1365, Sean Loran St.,</text:span></text:p>
      <text:p text:style-name="P3"><text:span text:style-name="T1">Molin Rouge, </text:span></text:p>
      <text:p text:style-name="P3"><text:span text:style-name="T1">Paris, France</text:span></text:p>
      <text:p text:style-name="P3"><text:span text:style-name="T1">1985634</text:span></text:p>
      <text:p text:style-name="P3"><text:span text:style-name="T1">Yearofbirth: 2002</text:span></text:p>
      <text:p text:style-name="P3"><text:span text:style-name="T1">Telno: +91 326 785362 365</text:span></text:p>
      <text:p text:style-name="P3"><text:span text:style-name="T1">--------------------------</text:span></text:p>
      <text:p text:style-name="P2"><text:span text:style-name="T1"/></text:p>
      <text:p text:style-name="P2"><text:span text:style-name="T1">The main menu would be displayed.</text:span></text:p>
      <text:p text:style-name="P2"><text:span text:style-name="T1"/></text:p>
      <text:p text:style-name="P2"><text:span text:style-name="T1">/************************************/</text:span></text:p>
      <text:p text:style-name="P2"><text:span text:style-name="T3">T</text:span><text:span text:style-name="T2">est 27:</text:span><text:span text:style-name="T1"> Search and print a single record in a list with more than one contact.</text:span></text:p>
      <text:p text:style-name="P2"><text:span text:style-name="T1">Choose "Print a contact" and enter "Francoise Holande" as the name of the record that</text:span></text:p>
      <text:p text:style-name="P2"><text:span text:style-name="T1">should be displayed.</text:span></text:p>
      <text:p text:style-name="P2"><text:span text:style-name="T1"/></text:p>
      <text:p text:style-name="P2"><text:span text:style-name="T1">The following record must be displayed:</text:span></text:p>
      <text:p text:style-name="P2"><text:span text:style-name="T1"/></text:p>
      <text:p text:style-name="P3"><text:span text:style-name="T1">--------------------------</text:span></text:p>
      <text:p text:style-name="P3"><text:span text:style-name="T1">Name: Francoise Holande</text:span></text:p>
      <text:p text:style-name="P3"><text:span text:style-name="T1">Address: 1365, Sean Loran St.,</text:span></text:p>
      <text:p text:style-name="P3"><text:span text:style-name="T1">Molin Rouge, </text:span></text:p>
      <text:p text:style-name="P3"><text:span text:style-name="T1">Paris, France</text:span></text:p>
      <text:p text:style-name="P3"><text:span text:style-name="T1">1985634</text:span></text:p>
      <text:p text:style-name="P3"><text:span text:style-name="T1">Yearofbirth: 2002</text:span></text:p>
      <text:p text:style-name="P3"><text:span text:style-name="T1">Telno: +91 326 785362 365</text:span></text:p>
      <text:p text:style-name="P3"><text:span text:style-name="T1">--------------------------</text:span></text:p>
      <text:p text:style-name="P2"><text:span text:style-name="T1"/></text:p>
      <text:p text:style-name="P2"><text:span text:style-name="T1">The main menu would be displayed afterward.</text:span></text:p>
      <text:p text:style-name="P2"><text:span text:style-name="T1"/></text:p>
      <text:p text:style-name="P2"><text:span text:style-name="T1">/************************************/</text:span></text:p>
      <text:p text:style-name="P2"><text:span text:style-name="T1"/></text:p>
      <text:p text:style-name="P2"><text:span text:style-name="T1"/></text:p>
      <text:p text:style-name="P2"><text:span text:style-name="T3">T</text:span><text:span text:style-name="T2">est 28:</text:span><text:span text:style-name="T1"> Modify a record in a single record in a list with more than one contact. </text:span></text:p>
      <text:p text:style-name="P2"><text:span text:style-name="T1">Choose "Modify a contact" from the menu and enter "Foo" as the name which does not exist</text:span></text:p>
      <text:p text:style-name="P2"><text:span text:style-name="T1">in the list.</text:span></text:p>
      <text:p text:style-name="P2"><text:span text:style-name="T1"/></text:p>
      <text:p text:style-name="P2"><text:span text:style-name="T1">The program must warn the user that "there is no record with such name." and then displays the </text:span></text:p>
      <text:p text:style-name="P2"><text:span text:style-name="T1">main menu.</text:span></text:p>
      <text:p text:style-name="P2"><text:soft-page-break/><text:span text:style-name="T1"/></text:p>
      <text:p text:style-name="P2"><text:span text:style-name="T1"/></text:p>
      <text:p text:style-name="P2"><text:span text:style-name="T1">/************************************/</text:span></text:p>
      <text:p text:style-name="P2"><text:span text:style-name="T3">T</text:span><text:span text:style-name="T2">est 29:</text:span><text:span text:style-name="T1"> Modify a record in a single record in a list with more than one contact.</text:span></text:p>
      <text:p text:style-name="P2"><text:span text:style-name="T1">Choose "Modify a contact" from the menu and enter "Francoise Holande" as the name of the record that</text:span></text:p>
      <text:p text:style-name="P2"><text:span text:style-name="T1">should be modified.</text:span></text:p>
      <text:p text:style-name="P2"><text:span text:style-name="T1"/></text:p>
      <text:p text:style-name="P2"><text:span text:style-name="T1">Enter all new fields and press enter. Use the following information for the modified record.</text:span></text:p>
      <text:p text:style-name="P2"><text:span text:style-name="T1"/></text:p>
      <text:p text:style-name="P3"><text:span text:style-name="T1">--------------------------</text:span></text:p>
      <text:p text:style-name="P3"><text:span text:style-name="T1">Name: Ehsan Kourkchi</text:span></text:p>
      <text:p text:style-name="P3"><text:span text:style-name="T1">Address: 2680 Woodlawn Dr</text:span></text:p>
      <text:p text:style-name="P3"><text:span text:style-name="T1">Honolulu, HI 96822</text:span></text:p>
      <text:p text:style-name="P3"><text:span text:style-name="T1">Yearofbirth: 1980</text:span></text:p>
      <text:p text:style-name="P3"><text:span text:style-name="T1">Telno: (808) 220 6795</text:span></text:p>
      <text:p text:style-name="P3"><text:span text:style-name="T1">--------------------------</text:span></text:p>
      <text:p text:style-name="P2"><text:span text:style-name="T1"/></text:p>
      <text:p text:style-name="P2"><text:span text:style-name="T1">The program must display a message indicating that the record was modified.</text:span></text:p>
      <text:p text:style-name="P2"><text:span text:style-name="T1"/></text:p>
      <text:p text:style-name="P2"><text:span text:style-name="T1">/************************************/</text:span></text:p>
      <text:p text:style-name="P2"><text:span text:style-name="T3">T</text:span><text:span text:style-name="T2">est 30:</text:span><text:span text:style-name="T1"> Choose "Print all contacts" to see whether the selected record is modified.</text:span></text:p>
      <text:p text:style-name="P2"><text:span text:style-name="T1"/></text:p>
      <text:p text:style-name="P2"><text:span text:style-name="T1">The below information must be displayed followed by the main menu.</text:span></text:p>
      <text:p text:style-name="P2"><text:span text:style-name="T1"/></text:p>
      <text:p text:style-name="P3"><text:span text:style-name="T1">--------------------------</text:span></text:p>
      <text:p text:style-name="P3"><text:span text:style-name="T1">Name: Sean Bolton</text:span></text:p>
      <text:p text:style-name="P3"><text:span text:style-name="T1">Address: 1285 Aloha St.</text:span></text:p>
      <text:p text:style-name="P3"><text:span text:style-name="T1">Hilo,</text:span></text:p>
      <text:p text:style-name="P3"><text:span text:style-name="T1">Hawaii HI 18962</text:span></text:p>
      <text:p text:style-name="P3"><text:span text:style-name="T1">Yearofbirth: 1984</text:span></text:p>
      <text:p text:style-name="P3"><text:span text:style-name="T1">Telno: (808) 152 3684</text:span></text:p>
      <text:p text:style-name="P3"><text:span text:style-name="T1">--------------------------</text:span></text:p>
      <text:p text:style-name="P3"><text:span text:style-name="T1">--------------------------</text:span></text:p>
      <text:p text:style-name="P3"><text:span text:style-name="T1">Name: Ehsan Kourkchi</text:span></text:p>
      <text:p text:style-name="P3"><text:span text:style-name="T1">Address: 2680 Woodlawn Dr</text:span></text:p>
      <text:p text:style-name="P3"><text:span text:style-name="T1">Honolulu, HI 96822</text:span></text:p>
      <text:p text:style-name="P3"><text:span text:style-name="T1">Yearofbirth: 1980</text:span></text:p>
      <text:p text:style-name="P3"><text:span text:style-name="T1">Telno: (808) 220 6795</text:span></text:p>
      <text:p text:style-name="P3"><text:span text:style-name="T1">--------------------------</text:span></text:p>
      <text:p text:style-name="P2"><text:span text:style-name="T1"/></text:p>
      <text:p text:style-name="P2"><text:span text:style-name="T1"/></text:p>
      <text:p text:style-name="P2"><text:span text:style-name="T1">/************************************/</text:span></text:p>
      <text:p text:style-name="P2"><text:span text:style-name="T3">T</text:span><text:span text:style-name="T2">est 31:</text:span><text:span text:style-name="T1"> Choose "Add a contact" and add the following contact</text:span></text:p>
      <text:p text:style-name="P2"><text:soft-page-break/><text:span text:style-name="T1"/></text:p>
      <text:p text:style-name="P3"><text:span text:style-name="T1">--------------------------</text:span></text:p>
      <text:p text:style-name="P3"><text:span text:style-name="T1">Name: Ehsan Kourkchi</text:span></text:p>
      <text:p text:style-name="P3"><text:span text:style-name="T1">Address: 26, Reza Dousti Alley,</text:span></text:p>
      <text:p text:style-name="P3"><text:span text:style-name="T1">Vahidiyeh St., Nezam Abad</text:span></text:p>
      <text:p text:style-name="P3"><text:span text:style-name="T1">Tehran, Iran</text:span></text:p>
      <text:p text:style-name="P3"><text:span text:style-name="T1">16436-73611</text:span></text:p>
      <text:p text:style-name="P3"><text:span text:style-name="T1">Yearofbirth: 1979</text:span></text:p>
      <text:p text:style-name="P3"><text:span text:style-name="T1">Telno: (307) 416 6375</text:span></text:p>
      <text:p text:style-name="P3"><text:span text:style-name="T1">--------------------------</text:span></text:p>
      <text:p text:style-name="P2"><text:span text:style-name="T1"/></text:p>
      <text:p text:style-name="P2"><text:span text:style-name="T1">From the main menu choose "Print all contacts" to see whether the entered information is loaded </text:span></text:p>
      <text:p text:style-name="P2"><text:span text:style-name="T1">into the database.</text:span></text:p>
      <text:p text:style-name="P2"><text:span text:style-name="T1"/></text:p>
      <text:p text:style-name="P2"><text:span text:style-name="T1">The following records must be displayed:</text:span></text:p>
      <text:p text:style-name="P2"><text:span text:style-name="T1"/></text:p>
      <text:p text:style-name="P3"><text:span text:style-name="T1">--------------------------</text:span></text:p>
      <text:p text:style-name="P3"><text:span text:style-name="T1">Name: Sean Bolton</text:span></text:p>
      <text:p text:style-name="P3"><text:span text:style-name="T1">Address: 1285 Aloha St.</text:span></text:p>
      <text:p text:style-name="P3"><text:span text:style-name="T1">Hilo,</text:span></text:p>
      <text:p text:style-name="P3"><text:span text:style-name="T1">Hawaii HI 18962</text:span></text:p>
      <text:p text:style-name="P3"><text:span text:style-name="T1">Yearofbirth: 1984</text:span></text:p>
      <text:p text:style-name="P3"><text:span text:style-name="T1">Telno: (808) 152 3684</text:span></text:p>
      <text:p text:style-name="P3"><text:span text:style-name="T1">--------------------------</text:span></text:p>
      <text:p text:style-name="P3"><text:span text:style-name="T1">--------------------------</text:span></text:p>
      <text:p text:style-name="P3"><text:span text:style-name="T1">Name: Ehsan Kourkchi</text:span></text:p>
      <text:p text:style-name="P3"><text:span text:style-name="T1">Address: 2680 Woodlawn Dr</text:span></text:p>
      <text:p text:style-name="P3"><text:span text:style-name="T1">Honolulu, HI 96822</text:span></text:p>
      <text:p text:style-name="P3"><text:span text:style-name="T1">Yearofbirth: 1980</text:span></text:p>
      <text:p text:style-name="P3"><text:span text:style-name="T1">Telno: (808) 220 6795</text:span></text:p>
      <text:p text:style-name="P3"><text:span text:style-name="T1">--------------------------</text:span></text:p>
      <text:p text:style-name="P3"><text:span text:style-name="T1">--------------------------</text:span></text:p>
      <text:p text:style-name="P3"><text:span text:style-name="T1">Name: Ehsan Kourkchi</text:span></text:p>
      <text:p text:style-name="P3"><text:span text:style-name="T1">Address: 26, Reza Dousti Alley,</text:span></text:p>
      <text:p text:style-name="P3"><text:span text:style-name="T1">Vahidiyeh St., Nezam Abad</text:span></text:p>
      <text:p text:style-name="P3"><text:span text:style-name="T1">Tehran, Iran</text:span></text:p>
      <text:p text:style-name="P3"><text:span text:style-name="T1">16436-73611</text:span></text:p>
      <text:p text:style-name="P3"><text:span text:style-name="T1">Yearofbirth: 1979</text:span></text:p>
      <text:p text:style-name="P3"><text:span text:style-name="T1">Telno: (307) 416 6375</text:span></text:p>
      <text:p text:style-name="P3"><text:span text:style-name="T1">--------------------------</text:span></text:p>
      <text:p text:style-name="P2"><text:span text:style-name="T1"/></text:p>
      <text:p text:style-name="P2"><text:span text:style-name="T1">The main menu must be displayed at the end. Please note that the second and third field</text:span></text:p>
      <text:p text:style-name="P2"><text:span text:style-name="T1">have the same name field.</text:span></text:p>
      <text:p text:style-name="P2"><text:span text:style-name="T1"/></text:p>
      <text:p text:style-name="P2"><text:span text:style-name="T1"/></text:p>
      <text:p text:style-name="P2"><text:span text:style-name="T1">/************************************/</text:span></text:p>
      <text:p text:style-name="P2"><text:soft-page-break/><text:span text:style-name="T3">T</text:span><text:span text:style-name="T2">est 32:</text:span><text:span text:style-name="T1"> For modifying a record, user has to enter the name of the contact that would be modified.</text:span></text:p>
      <text:p text:style-name="P2"><text:span text:style-name="T1">If multiple records has the same name field, the first record that have the entered name would</text:span></text:p>
      <text:p text:style-name="P2"><text:span text:style-name="T1">be removed.</text:span></text:p>
      <text:p text:style-name="P2"><text:span text:style-name="T1"/></text:p>
      <text:p text:style-name="P2"><text:span text:style-name="T1">Choose "Modify a contact" from the menu and enter "Ehsan Kourkchi" as the name.</text:span></text:p>
      <text:p text:style-name="P2"><text:span text:style-name="T1">For the new information for the modifying record enter:</text:span></text:p>
      <text:p text:style-name="P2"><text:span text:style-name="T1"/></text:p>
      <text:p text:style-name="P3"><text:span text:style-name="T1">--------------------------</text:span></text:p>
      <text:p text:style-name="P3"><text:span text:style-name="T1">Name: Francoise Holande</text:span></text:p>
      <text:p text:style-name="P3"><text:span text:style-name="T1">Address: 1365, Sean Loran St.,</text:span></text:p>
      <text:p text:style-name="P3"><text:span text:style-name="T1">Molin Rouge, </text:span></text:p>
      <text:p text:style-name="P3"><text:span text:style-name="T1">Paris, France</text:span></text:p>
      <text:p text:style-name="P3"><text:span text:style-name="T1">1985634</text:span></text:p>
      <text:p text:style-name="P3"><text:span text:style-name="T1">Yearofbirth: 2002</text:span></text:p>
      <text:p text:style-name="P3"><text:span text:style-name="T1">Telno: +91 326 785362 365</text:span></text:p>
      <text:p text:style-name="P3"><text:span text:style-name="T1">--------------------------</text:span></text:p>
      <text:p text:style-name="P2"><text:span text:style-name="T1"/></text:p>
      <text:p text:style-name="P2"><text:span text:style-name="T1">The message "the record was modified" would be displayed. To confirm the modifying process choose </text:span></text:p>
      <text:p text:style-name="P2"><text:span text:style-name="T1">"Print all contacts". You must see that the first record is modified. So the following records </text:span></text:p>
      <text:p text:style-name="P2"><text:span text:style-name="T1">must be displayed:</text:span></text:p>
      <text:p text:style-name="P2"><text:span text:style-name="T1"/></text:p>
      <text:p text:style-name="P3"><text:span text:style-name="T1">--------------------------</text:span></text:p>
      <text:p text:style-name="P3"><text:span text:style-name="T1">Name: Sean Bolton</text:span></text:p>
      <text:p text:style-name="P3"><text:span text:style-name="T1">Address: 1285 Aloha St.</text:span></text:p>
      <text:p text:style-name="P3"><text:span text:style-name="T1">Hilo,</text:span></text:p>
      <text:p text:style-name="P3"><text:span text:style-name="T1">Hawaii HI 18962</text:span></text:p>
      <text:p text:style-name="P3"><text:span text:style-name="T1">Yearofbirth: 1984</text:span></text:p>
      <text:p text:style-name="P3"><text:span text:style-name="T1">Telno: (808) 152 3684</text:span></text:p>
      <text:p text:style-name="P3"><text:span text:style-name="T1">--------------------------</text:span></text:p>
      <text:p text:style-name="P3"><text:span text:style-name="T1">--------------------------</text:span></text:p>
      <text:p text:style-name="P3"><text:span text:style-name="T1">Name: Francoise Holande</text:span></text:p>
      <text:p text:style-name="P3"><text:span text:style-name="T1">Address: 1365, Sean Loran St.,</text:span></text:p>
      <text:p text:style-name="P3"><text:span text:style-name="T1">Molin Rouge, </text:span></text:p>
      <text:p text:style-name="P3"><text:span text:style-name="T1">Paris, France</text:span></text:p>
      <text:p text:style-name="P3"><text:span text:style-name="T1">1985634</text:span></text:p>
      <text:p text:style-name="P3"><text:span text:style-name="T1">Yearofbirth: 2002</text:span></text:p>
      <text:p text:style-name="P3"><text:span text:style-name="T1">Telno: +91 326 785362 365</text:span></text:p>
      <text:p text:style-name="P3"><text:span text:style-name="T1">--------------------------</text:span></text:p>
      <text:p text:style-name="P3"><text:span text:style-name="T1">--------------------------</text:span></text:p>
      <text:p text:style-name="P3"><text:span text:style-name="T1">Name: Ehsan Kourkchi</text:span></text:p>
      <text:p text:style-name="P3"><text:span text:style-name="T1">Address: 26, Reza Dousti Alley,</text:span></text:p>
      <text:p text:style-name="P3"><text:span text:style-name="T1">Vahidiyeh St., Nezam Abad</text:span></text:p>
      <text:p text:style-name="P3"><text:span text:style-name="T1">Tehran, Iran</text:span></text:p>
      <text:p text:style-name="P3"><text:soft-page-break/><text:span text:style-name="T1">16436-73611</text:span></text:p>
      <text:p text:style-name="P3"><text:span text:style-name="T1">Yearofbirth: 1979</text:span></text:p>
      <text:p text:style-name="P3"><text:span text:style-name="T1">Telno: (307) 416 6375</text:span></text:p>
      <text:p text:style-name="P3"><text:span text:style-name="T1">--------------------------</text:span></text:p>
      <text:p text:style-name="P2"><text:span text:style-name="T1"/></text:p>
      <text:p text:style-name="P2"><text:span text:style-name="T1">/************************************/</text:span></text:p>
      <text:p text:style-name="P2"><text:span text:style-name="T3">T</text:span><text:span text:style-name="T2">est 33:</text:span><text:span text:style-name="T1"> Choose "Quit" from the menu to exit the program. Rerun the program using </text:span></text:p>
      <text:p text:style-name="P2"><text:span text:style-name="T1"/></text:p>
      <text:p text:style-name="P2"><text:span text:style-name="T1">$ </text:span><text:span text:style-name="T6">./project1</text:span></text:p>
      <text:p text:style-name="P2"><text:span text:style-name="T1"/></text:p>
      <text:p text:style-name="P2"><text:span text:style-name="T4">Three</text:span><text:span text:style-name="T1"> records must be loaded. Using "Remove a contact" three times, remove all the records. After </text:span></text:p>
      <text:p text:style-name="P2"><text:span text:style-name="T1">removing each record, use "Print all records" to confirm the removing process.</text:span></text:p>
      <text:p text:style-name="P2"><text:span text:style-name="T1"/></text:p>
      <text:p text:style-name="P2"><text:span text:style-name="T1"/></text:p>
      <text:p text:style-name="P2"><text:span text:style-name="T1">/************************************/</text:span></text:p>
      <text:p text:style-name="P2"><text:span text:style-name="T3">T</text:span><text:span text:style-name="T2">est 34:</text:span><text:span text:style-name="T1"> Start the program by typing the program name with "debug" argument</text:span></text:p>
      <text:p text:style-name="P2"><text:span text:style-name="T1"/></text:p>
      <text:p text:style-name="P2"><text:span text:style-name="T1">$ </text:span><text:span text:style-name="T6">./project1 debug</text:span></text:p>
      <text:p text:style-name="P2"><text:span text:style-name="T1"/></text:p>
      <text:p text:style-name="P2"><text:span text:style-name="T1">and go through all "test 3-33" steps again. At the end of each step before the</text:span></text:p>
      <text:p text:style-name="P2"><text:span text:style-name="T1">main menu is displayed, the parameters that has been passed to each function must be displayed.</text:span></text:p>
      <text:p text:style-name="P2"><text:span text:style-name="T1"/></text:p>
      <text:p text:style-name="P2"><text:span text:style-name="T1"/></text:p>
      <text:p text:style-name="P2"><text:span text:style-name="T1">/************************************/</text:span></text:p>
      <text:p text:style-name="P2"><text:span text:style-name="T3">T</text:span><text:span text:style-name="T2">est 35:</text:span><text:span text:style-name="T1"> Start the program by typing the program name with "-v" argument</text:span></text:p>
      <text:p text:style-name="P2"><text:span text:style-name="T1"/></text:p>
      <text:p text:style-name="P2"><text:span text:style-name="T1">$ </text:span><text:span text:style-name="T6">./project1 -v</text:span></text:p>
      <text:p text:style-name="P2"><text:span text:style-name="T1"/></text:p>
      <text:p text:style-name="P2"><text:span text:style-name="T1">The version of the program and the copyright (licensing) stuffs must be displayed.</text:span></text:p>
      <text:p text:style-name="P2"><text:span text:style-name="T1"/></text:p>
      <text:p text:style-name="P2"><text:span text:style-name="T1">Example:</text:span></text:p>
      <text:p text:style-name="P2"><text:span text:style-name="T1"/></text:p>
      <text:p text:style-name="P2"><text:span text:style-name="T1"><text:s text:c="3"/></text:span><text:span text:style-name="T8">database</text:span></text:p>
      <text:p text:style-name="P4"><text:span text:style-name="T1"><text:s text:c="3"/>version: (ICS212) HW03</text:span></text:p>
      <text:p text:style-name="P4"><text:span text:style-name="T1"><text:s text:c="3"/>Copyright (C) 2013</text:span></text:p>
      <text:p text:style-name="P4"><text:span text:style-name="T1"><text:s text:c="3"/>Written by Ehsan Kourkchi</text:span></text:p>
      <text:p text:style-name="P2"><text:span text:style-name="T1"><text:s text:c="8"/></text:span></text:p>
      <text:p text:style-name="P5"><text:span text:style-name="T1">/************************************</text:span></text:p>
      <text:p text:style-name="P5"><text:span text:style-name="T1">THE END of testing process. </text:span></text:p>
      <text:p text:style-name="P5"><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Ahoma" svg:font-family="TAhoma" style:font-family-generic="swiss"/>
    <style:font-face style:name="Courier" svg:font-family="Courier" style:font-family-generic="modern" style:font-pitch="fixed"/>
    <style:font-face style:name="Adriator" svg:font-family="Adriator" style:font-pitch="variable"/>
    <style:font-face style:name="Koodak" svg:font-family="Kooda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background-color="#ffff00">
        <style:background-image/>
      </style:paragraph-properties>
      <style:text-properties officeooo:paragraph-rsid="000287ee"/>
    </style:style>
    <style:style style:name="MT1" style:family="text">
      <style:text-properties officeooo:rsid="000287e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Project 1 … Testing Plan … by: Ehsan Kourkchi</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0-08T22:47:25</meta:creation-date>
    <dc:date>2013-10-08T23:12:16</dc:date>
    <meta:editing-duration>PT16M46S</meta:editing-duration>
    <meta:editing-cycles>2</meta:editing-cycles>
    <meta:generator>LibreOffice/3.6$Linux_X86_64 LibreOffice_project/360m1$Build-304</meta:generator>
    <meta:document-statistic meta:table-count="0" meta:image-count="0" meta:object-count="0" meta:page-count="13" meta:paragraph-count="417" meta:word-count="2425" meta:character-count="16235" meta:non-whitespace-character-count="14170"/>
  </office:meta>
</office:document-meta>
</file>